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6617b2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4" style:family="paragraph" style:parent-style-name="Text_20_body">
      <style:text-properties officeooo:rsid="16e5540f" officeooo:paragraph-rsid="16e5540f"/>
    </style:style>
    <style:style style:name="P35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6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7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38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39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0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1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2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3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4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5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6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7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48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49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0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1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2" style:family="paragraph" style:parent-style-name="Text_20_body">
      <style:text-properties officeooo:rsid="1705ad98" officeooo:paragraph-rsid="1705ad98"/>
    </style:style>
    <style:style style:name="P53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4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5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6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57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58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59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0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1" style:family="paragraph" style:parent-style-name="Text_20_body">
      <style:paragraph-properties fo:text-align="start" style:justify-single-word="false"/>
      <style:text-properties officeooo:paragraph-rsid="171de657"/>
    </style:style>
    <style:style style:name="P62" style:family="paragraph" style:parent-style-name="Text_20_body">
      <style:paragraph-properties fo:text-align="start" style:justify-single-word="false"/>
      <style:text-properties officeooo:paragraph-rsid="16eccd50"/>
    </style:style>
    <style:style style:name="P63" style:family="paragraph" style:parent-style-name="Text_20_body">
      <style:paragraph-properties fo:text-align="start" style:justify-single-word="false"/>
      <style:text-properties officeooo:paragraph-rsid="17307886"/>
    </style:style>
    <style:style style:name="P64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5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66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7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68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69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0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1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2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3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4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6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77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78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79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0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1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2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3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4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5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6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87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88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89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0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1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2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3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4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5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96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97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98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99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0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1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2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3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4" style:family="paragraph" style:parent-style-name="Text_20_body">
      <style:text-properties fo:language="cs" fo:country="CZ" officeooo:rsid="170b13dd" officeooo:paragraph-rsid="170b13dd"/>
    </style:style>
    <style:style style:name="P105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06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07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08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09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0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1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2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3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14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15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16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17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18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19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20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21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22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23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24" style:family="paragraph" style:parent-style-name="Text_20_body">
      <style:paragraph-properties fo:text-align="start" style:justify-single-word="false"/>
      <style:text-properties officeooo:rsid="1754a982" officeooo:paragraph-rsid="1754a982"/>
    </style:style>
    <style:style style:name="P125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126" style:family="paragraph" style:parent-style-name="Text_20_body">
      <style:paragraph-properties fo:text-align="start" style:justify-single-word="false"/>
      <style:text-properties officeooo:rsid="1757ecb5" officeooo:paragraph-rsid="1757ecb5"/>
    </style:style>
    <style:style style:name="P127" style:family="paragraph" style:parent-style-name="Text_20_body">
      <style:paragraph-properties fo:text-align="start" style:justify-single-word="false"/>
      <style:text-properties officeooo:rsid="1758c68f" officeooo:paragraph-rsid="1758c68f"/>
    </style:style>
    <style:style style:name="P12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29" style:family="paragraph" style:parent-style-name="Text_20_body">
      <style:paragraph-properties fo:text-align="start" style:justify-single-word="false"/>
      <style:text-properties officeooo:rsid="1759c83e" officeooo:paragraph-rsid="1759c83e"/>
    </style:style>
    <style:style style:name="P130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31" style:family="paragraph" style:parent-style-name="Text_20_body">
      <style:paragraph-properties fo:text-align="start" style:justify-single-word="false"/>
      <style:text-properties officeooo:rsid="175bc4d1" officeooo:paragraph-rsid="175bc4d1"/>
    </style:style>
    <style:style style:name="P132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133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34" style:family="paragraph" style:parent-style-name="Text_20_body">
      <style:paragraph-properties fo:text-align="start" style:justify-single-word="false"/>
      <style:text-properties officeooo:rsid="17507774" officeooo:paragraph-rsid="175bc4d1"/>
    </style:style>
    <style:style style:name="P135" style:family="paragraph" style:parent-style-name="Text_20_body">
      <style:paragraph-properties fo:text-align="start" style:justify-single-word="false"/>
      <style:text-properties officeooo:rsid="175d0483" officeooo:paragraph-rsid="175d0483"/>
    </style:style>
    <style:style style:name="P136" style:family="paragraph" style:parent-style-name="Text_20_body">
      <style:paragraph-properties fo:text-align="start" style:justify-single-word="false"/>
      <style:text-properties officeooo:rsid="175dc321" officeooo:paragraph-rsid="175dc321"/>
    </style:style>
    <style:style style:name="P137" style:family="paragraph" style:parent-style-name="Text_20_body">
      <style:text-properties officeooo:rsid="16e0ee99" officeooo:paragraph-rsid="16e0ee99"/>
    </style:style>
    <style:style style:name="P138" style:family="paragraph" style:parent-style-name="Text_20_body">
      <style:text-properties officeooo:rsid="175e90fc" officeooo:paragraph-rsid="175e90fc"/>
    </style:style>
    <style:style style:name="P139" style:family="paragraph" style:parent-style-name="Text_20_body">
      <style:text-properties officeooo:rsid="175e90fc" officeooo:paragraph-rsid="1760e2e6"/>
    </style:style>
    <style:style style:name="P140" style:family="paragraph" style:parent-style-name="Text_20_body">
      <style:text-properties officeooo:paragraph-rsid="175e90fc"/>
    </style:style>
    <style:style style:name="P141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142" style:family="paragraph" style:parent-style-name="Text_20_body">
      <style:paragraph-properties fo:text-align="start" style:justify-single-word="false"/>
      <style:text-properties officeooo:rsid="176617b2" officeooo:paragraph-rsid="176617b2"/>
    </style:style>
    <style:style style:name="P143" style:family="paragraph" style:parent-style-name="Text_20_body" style:master-page-name="Standard">
      <style:paragraph-properties style:page-number="auto"/>
      <style:text-properties officeooo:paragraph-rsid="16cfedf3"/>
    </style:style>
    <style:style style:name="P144" style:family="paragraph" style:parent-style-name="Heading_20_1">
      <style:text-properties officeooo:paragraph-rsid="16ce184b"/>
    </style:style>
    <style:style style:name="P145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2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2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2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2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2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2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2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2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2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  <style:style style:name="T62" style:family="text">
      <style:text-properties officeooo:rsid="1760e2e6"/>
    </style:style>
    <style:style style:name="T63" style:family="text">
      <style:text-properties officeooo:rsid="16acca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><text:a xlink:type="simple" xlink:href="https://context.reverso.net/translation/hebrew-english/כָּאוֹס" text:style-name="Internet_20_link" text:visited-style-name="Visited_20_Internet_20_Link">https://context.reverso.net/translation/hebrew-english/%D7%9B%D6%BC%D6%B8%D7%90%D7%95%D6%B9%D7%A1</text:a></text:p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2"><text:span text:style-name="T12">P</text:span><text:span text:style-name="T11">rotoplasma: Makor (zdroj) refeš (sliz)</text:span></text:p>
      <text:h text:style-name="Heading_20_1" text:outline-level="1">Množné číslo</text:h>
      <text:p text:style-name="P104">- přidat na konec slova -im. (Ot je písmeno nebo runa, otim jsou runy).</text:p>
      <text:p text:style-name="P104">(Tohle asi v hebrejštině funguje jen pro podstatná jména ženského rodu, ale to asi nebudu řešit)</text:p>
      <text:h text:style-name="P144" text:outline-level="1">Slovník</text:h>
      <text:p text:style-name="P40">Blesk – <text:span text:style-name="T20">Bárak</text:span></text:p>
      <text:p text:style-name="P98">Bouře – Sufah</text:p>
      <text:p text:style-name="P42">Beranidlo – Zelokvah</text:p>
      <text:p text:style-name="P81">Bílý – Lavan</text:p>
      <text:p text:style-name="P63"><text:span text:style-name="T51">Čepel – </text:span><text:span text:style-name="T46">T</text:span><text:span text:style-name="T47">araf</text:span></text:p>
      <text:p text:style-name="P57">Dech – <text:span text:style-name="T36">Nišima</text:span></text:p>
      <text:p text:style-name="P58">Detekovat – Gilah</text:p>
      <text:p text:style-name="P128">Déšť – Gešem</text:p>
      <text:p text:style-name="P129">Děs - Ejmah</text:p>
      <text:p text:style-name="P133">Dlouhý – Aruk</text:p>
      <text:p text:style-name="P135">Doupě <text:span text:style-name="T55">– </text:span>Murah</text:p>
      <text:p text:style-name="P131">Drak <text:span text:style-name="T55">– </text:span>Mir<text:span text:style-name="T11">šát</text:span></text:p>
      <text:p text:style-name="P134">Drtivý <text:span text:style-name="T55">–</text:span> Mochetz</text:p>
      <text:p text:style-name="P36">Duše – Ne<text:span text:style-name="T38">f</text:span>e<text:span text:style-name="T38">š</text:span></text:p>
      <text:p text:style-name="P70">Duplikát – Hetek</text:p>
      <text:p text:style-name="P118">Dvojník <text:span text:style-name="T37">–</text:span> Kefel</text:p>
      <text:p text:style-name="P38">Dýka – Pygion</text:p>
      <text:p text:style-name="P39">Dým - Ašan</text:p>
      <text:p text:style-name="P125"><text:span text:style-name="T20">Věčnost</text:span> – <text:span text:style-name="T35">Olam</text:span></text:p>
      <text:p text:style-name="P126"><text:soft-page-break/>Golem - Golém</text:p>
      <text:p text:style-name="P90">Had – Nachaš</text:p>
      <text:p text:style-name="P75">Hladina – Šetah</text:p>
      <text:p text:style-name="P8">Hojit, <text:span text:style-name="T36">Léčit</text:span> – <text:span text:style-name="T36">Efel</text:span></text:p>
      <text:p text:style-name="P74">Huňáč – </text:p>
      <text:p text:style-name="P123">Hypnóza – <text:span text:style-name="T52">Hipnut</text:span></text:p>
      <text:p text:style-name="P124">Chaos - Yšeder</text:p>
      <text:p text:style-name="P75">Chůze – Halijkah</text:p>
      <text:p text:style-name="P61"><text:span text:style-name="T42">I</text:span><text:span text:style-name="T43">luze</text:span><text:span text:style-name="T49"> – Ašlajah</text:span></text:p>
      <text:p text:style-name="P36">Jasný – Zoher</text:p>
      <text:p text:style-name="P5">Jed – <text:span text:style-name="T34">Eres</text:span></text:p>
      <text:p text:style-name="P41">Koule – <text:span text:style-name="T16">Nešef</text:span></text:p>
      <text:p text:style-name="P86">Kouzlo – Kišuf</text:p>
      <text:p text:style-name="P49">Král – Melech</text:p>
      <text:p text:style-name="P50">Krev – Dam</text:p>
      <text:p text:style-name="P78">Lazebník – Sapar</text:p>
      <text:p text:style-name="P89">Lano – Ševel</text:p>
      <text:p text:style-name="P121">Led – Kerach</text:p>
      <text:p text:style-name="P122">Let <text:span text:style-name="T61">– </text:span>Tisah</text:p>
      <text:p text:style-name="P57">Lektvar – <text:span text:style-name="T24">Miškal</text:span></text:p>
      <text:p text:style-name="P82">Levitace – Rišef</text:p>
      <text:p text:style-name="P45"><text:soft-page-break/>Léčit, <text:span text:style-name="T36">Hojit</text:span> – Efel</text:p>
      <text:p text:style-name="P46">Magie – Kesem</text:p>
      <text:p text:style-name="P46">Magický – Kasum</text:p>
      <text:p text:style-name="P105"><text:span text:style-name="T54">M</text:span>etamorfóza – *Šinuj tzurah*</text:p>
      <text:p text:style-name="P102">Mimoprostor – Míver chalal</text:p>
      <text:p text:style-name="P94">Minulost – Avar</text:p>
      <text:p text:style-name="P115">Mistr – Adon</text:p>
      <text:p text:style-name="P116">Mluvit <text:span text:style-name="T59">–</text:span> Diber</text:p>
      <text:p text:style-name="P97">Mrak – Anan</text:p>
      <text:p text:style-name="P95">Mráz – Karah</text:p>
      <text:p text:style-name="P66">Myšlenka – <text:span text:style-name="T21">Chašav</text:span></text:p>
      <text:p text:style-name="P117">Mrtvý <text:span text:style-name="T59">–</text:span> Met</text:p>
      <text:p text:style-name="P107">Najít – Matza</text:p>
      <text:p text:style-name="P108">Naplň <text:span text:style-name="T56">–</text:span> Mala</text:p>
      <text:p text:style-name="P109">Návrat <text:span text:style-name="T56">–</text:span> Hašavah</text:p>
      <text:p text:style-name="P54">Neviditelnost – Ij ryjut</text:p>
      <text:p text:style-name="P43">Očarování – <text:span text:style-name="T33">Kesem</text:span></text:p>
      <text:p text:style-name="P44">Oblouk – Kešet</text:p>
      <text:p text:style-name="P11">Oheň – <text:span text:style-name="T20">Eš</text:span></text:p>
      <text:p text:style-name="P13">Ochrana – <text:span text:style-name="T32">Haganah</text:span></text:p>
      <text:p text:style-name="P73">Oko – Ajin</text:p>
      <text:p text:style-name="P65"><text:soft-page-break/>Otevřít – Patach</text:p>
      <text:p text:style-name="P65"><text:span text:style-name="T60">Otevřený </text:span>– <text:span text:style-name="T60">Patucha</text:span></text:p>
      <text:p text:style-name="P60">Oslnivý – Misanver</text:p>
      <text:p text:style-name="P68">Pamatuj – Zakhar</text:p>
      <text:p text:style-name="P76">Paralýza – Šituk</text:p>
      <text:p text:style-name="P88">Past – Peh</text:p>
      <text:p text:style-name="P33">Paže – Zroa</text:p>
      <text:p text:style-name="P23">Pád – Mapal</text:p>
      <text:p text:style-name="P37">Pes – Naval</text:p>
      <text:p text:style-name="P130">Podoba – Chazut</text:p>
      <text:p text:style-name="P131">Poklad <text:span text:style-name="T55">– </text:span>Otzar</text:p>
      <text:p text:style-name="P84">Pomalý – <text:span text:style-name="T21">Itij</text:span></text:p>
      <text:p text:style-name="P106">Portál <text:span text:style-name="T55">–</text:span> Šár</text:p>
      <text:p text:style-name="P105">Proměna – <text:span text:style-name="T54">Šinah</text:span></text:p>
      <text:p text:style-name="P85">Proti (předpona) – Neged</text:p>
      <text:p text:style-name="P101">Prostor – Chalal</text:p>
      <text:p text:style-name="P66">Přenos – <text:span text:style-name="T18">Hávarah</text:span></text:p>
      <text:p text:style-name="P79">Přelud – Ašlajah</text:p>
      <text:p text:style-name="P67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<text:soft-page-break/>Ru<text:span text:style-name="T3">ka</text:span> – <text:span text:style-name="T28">Jad</text:span></text:p>
      <text:p text:style-name="P56">Runa – Ot</text:p>
      <text:p text:style-name="P59">Runy – Otim</text:p>
      <text:p text:style-name="P13">Rukavice – <text:span text:style-name="T29">Kfafa</text:span></text:p>
      <text:p text:style-name="P9">Řád – <text:span text:style-name="T23">Mištar</text:span></text:p>
      <text:p text:style-name="P132">Silný – Chazak</text:p>
      <text:p text:style-name="P131">Skrýt <text:span text:style-name="T55">–</text:span> Histir</text:p>
      <text:p text:style-name="P51">Sliz – Refeš</text:p>
      <text:p text:style-name="P103">Sledování - Gišuš</text:p>
      <text:p text:style-name="P112">Sluha – Mešaret</text:p>
      <text:p text:style-name="P114">Slunce <text:span text:style-name="T58">–</text:span> Šemeš</text:p>
      <text:p text:style-name="P113">Sluneční světlo – Ór šemeš</text:p>
      <text:p text:style-name="P96">Smrt – Mavet</text:p>
      <text:p text:style-name="P35">Sochař - Pasal</text:p>
      <text:p text:style-name="P71"><text:span text:style-name="T8">S</text:span>oustředit – </text:p>
      <text:p text:style-name="P72">Spánek - Šenah</text:p>
      <text:p text:style-name="P141">Srst – </text:p>
      <text:p text:style-name="P142">Stěna<text:span text:style-name="T63"> – </text:span>Chomach</text:p>
      <text:p text:style-name="P37">Strážce – Haganah</text:p>
      <text:p text:style-name="P24">Střela – Týl</text:p>
      <text:p text:style-name="P12">Stvořit – <text:s/><text:span text:style-name="T48">Jatzar</text:span></text:p>
      <text:p text:style-name="P53"><text:soft-page-break/>Sugesce – Hašáh</text:p>
      <text:p text:style-name="P48">Světlo – <text:span text:style-name="T21">Ór</text:span></text:p>
      <text:p text:style-name="P46">Štít – Magen</text:p>
      <text:p text:style-name="P83">Ticho – Šeket</text:p>
      <text:p text:style-name="P110">Tlampač – Ramkol</text:p>
      <text:p text:style-name="P111">Temnota <text:span text:style-name="T57">–</text:span> Chošek</text:p>
      <text:p text:style-name="P99">Tento, tyto – <text:span text:style-name="T22">Hazat</text:span></text:p>
      <text:p text:style-name="P100">Torna – Sak</text:p>
      <text:p text:style-name="P64">Truhla – Tevah</text:p>
      <text:p text:style-name="P77">Tříšť – Ketim</text:p>
      <text:p text:style-name="P127">Tvář – Panim</text:p>
      <text:p text:style-name="P136">Uvnitř <text:span text:style-name="T55">– </text:span>Pnima</text:p>
      <text:p text:style-name="P91">Úder – Nagaf</text:p>
      <text:p text:style-name="P77">Úlomek – Keta</text:p>
      <text:p text:style-name="P37">Věrný – Medujak</text:p>
      <text:p text:style-name="P93">Vize – Chazon</text:p>
      <text:p text:style-name="P69">Zapomeň – Šakhah</text:p>
      <text:p text:style-name="P60">Zář – Lehavah</text:p>
      <text:p text:style-name="P47">Zdroj – Makor</text:p>
      <text:p text:style-name="P55">Zbroj – <text:span text:style-name="T53">Š</text:span>irion</text:p>
      <text:p text:style-name="P92">Změna – Šinah</text:p>
      <text:p text:style-name="P62"><text:soft-page-break/><text:span text:style-name="T50">Zranění – Pe</text:span><text:span text:style-name="T44">t</text:span><text:span text:style-name="T45">z</text:span><text:span text:style-name="T50">a</text:span></text:p>
      <text:p text:style-name="P87">Zlomit – Šavar</text:p>
      <text:p text:style-name="P80">Zvuk – Kol</text:p>
      <text:p text:style-name="P119">Žár – Lahat</text:p>
      <text:p text:style-name="P120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45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4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137">Ailara <text:span text:style-name="T27">(to asi může zůstat, nemusí mít staroeflské jméno)</text:span></text:p>
      <text:h text:style-name="Heading_20_3" text:outline-level="3">Poklad se skrývá v dračím doupěti</text:h>
      <text:p text:style-name="Text_20_body">otza - poklad</text:p>
      <text:p text:style-name="Text_20_body">histir – skrýt</text:p>
      <text:p text:style-name="P140">pnima - uvnitř</text:p>
      <text:p text:style-name="Text_20_body">miršát - drak</text:p>
      <text:p text:style-name="Text_20_body">murah – doupě</text:p>
      <text:p text:style-name="P138">Otza histir pnima miršát murah.</text:p>
      <text:p text:style-name="P139"><text:soft-page-break/>Otza histir pnima mir<text:span text:style-name="T62">shaa</text:span>t mura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2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2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2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2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2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2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2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2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2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2-10T23:04:26.348000000</dc:date>
    <meta:print-date>2113-01-01T00:00:00</meta:print-date>
    <meta:editing-cycles>10906</meta:editing-cycles>
    <meta:editing-duration>P33DT5H24M41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5" meta:paragraph-count="195" meta:word-count="606" meta:character-count="4272" meta:non-whitespace-character-count="3704"/>
  </office:meta>
</office:document-meta>
</file>